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6d50" officeooo:paragraph-rsid="000c6d50" style:font-weight-asian="bold" style:font-weight-complex="bold"/>
    </style:style>
    <style:style style:name="P2" style:family="paragraph" style:parent-style-name="Standard">
      <style:text-properties fo:font-weight="bold" officeooo:rsid="000c6d50" officeooo:paragraph-rsid="0010f18f" style:font-weight-asian="bold" style:font-weight-complex="bold"/>
    </style:style>
    <style:style style:name="P3" style:family="paragraph" style:parent-style-name="Standard">
      <style:text-properties fo:font-weight="bold" officeooo:rsid="000db41b" officeooo:paragraph-rsid="000db41b" style:font-weight-asian="bold" style:font-weight-complex="bold"/>
    </style:style>
    <style:style style:name="P4" style:family="paragraph" style:parent-style-name="Standard">
      <style:text-properties fo:font-weight="bold" officeooo:rsid="000db41b" officeooo:paragraph-rsid="0010f18f" style:font-weight-asian="bold" style:font-weight-complex="bold"/>
    </style:style>
    <style:style style:name="P5" style:family="paragraph" style:parent-style-name="Standard">
      <style:text-properties fo:font-weight="bold" officeooo:rsid="000e95f4" officeooo:paragraph-rsid="000e95f4" style:font-weight-asian="bold" style:font-weight-complex="bold"/>
    </style:style>
    <style:style style:name="P6" style:family="paragraph" style:parent-style-name="Standard">
      <style:text-properties fo:font-weight="bold" officeooo:rsid="000e95f4" officeooo:paragraph-rsid="0010fb35" style:font-weight-asian="bold" style:font-weight-complex="bold"/>
    </style:style>
    <style:style style:name="P7" style:family="paragraph" style:parent-style-name="Standard">
      <style:text-properties fo:font-weight="bold" officeooo:rsid="000fe8b4" officeooo:paragraph-rsid="000fe8b4" style:font-weight-asian="bold" style:font-weight-complex="bold"/>
    </style:style>
    <style:style style:name="P8" style:family="paragraph" style:parent-style-name="Standard">
      <style:text-properties fo:font-weight="bold" officeooo:rsid="0014721c" officeooo:paragraph-rsid="0014721c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fo:font-weight="normal" officeooo:rsid="000ae5e1" officeooo:paragraph-rsid="0014721c" style:font-weight-asian="normal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fo:font-weight="normal" officeooo:rsid="0014721c" officeooo:paragraph-rsid="0014721c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officeooo:paragraph-rsid="0014721c"/>
    </style:style>
    <style:style style:name="P1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4721c"/>
    </style:style>
    <style:style style:name="T1" style:family="text">
      <style:text-properties fo:color="#a9b7c6" style:font-name="Source Code Pro" fo:font-size="10.5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f18f" style:font-weight-asian="normal" style:font-weight-complex="normal"/>
    </style:style>
    <style:style style:name="T4" style:family="text">
      <style:text-properties fo:font-weight="normal" officeooo:rsid="0010fb35" style:font-weight-asian="normal" style:font-weight-complex="normal"/>
    </style:style>
    <style:style style:name="T5" style:family="text">
      <style:text-properties fo:font-weight="normal" officeooo:rsid="0011dc07" style:font-weight-asian="normal" style:font-weight-complex="normal"/>
    </style:style>
    <style:style style:name="T6" style:family="text">
      <style:text-properties fo:color="#000000" style:font-name="Liberation Serif" fo:font-size="12pt" fo:font-weight="normal" officeooo:rsid="0024d04e" style:font-name-asian="Times New Roman" style:font-size-asian="12pt" style:font-weight-asian="normal" style:font-name-complex="Times New Roman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10f18f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officeooo:rsid="0013857c"/>
    </style:style>
    <style:style style:name="T9" style:family="text">
      <style:text-properties officeooo:rsid="00192a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</text:p>
      <text:p text:style-name="P1">Scenario: Create User</text:p>
      <text:p text:style-name="P1"/>
      <text:p text:style-name="P1"/>
      <text:p text:style-name="P1">Scenario: Get User</text:p>
      <text:p text:style-name="P3">Given <text:span text:style-name="T2">user id '1' is in the system</text:span></text:p>
      <text:p text:style-name="P3">When <text:span text:style-name="T2">I retrieve the user '1'</text:span></text:p>
      <text:p text:style-name="P3">Then <text:span text:style-name="T2">I get the '200' response</text:span></text:p>
      <text:p text:style-name="P3">And <text:span text:style-name="T2">the following user details are shown:</text:span></text:p>
      <text:p text:style-name="P3"><text:span text:style-name="T2">| id | username | password | is_admin |</text:span></text:p>
      <text:p text:style-name="P3"><text:span text:style-name="T2">| 1 | user1 | pass1 | True </text:span><text:span text:style-name="T3">| </text:span></text:p>
      <text:p text:style-name="P1"/>
      <text:p text:style-name="P1">Scenario: Get User not in <text:span text:style-name="T8">the</text:span> Database</text:p>
      <text:p text:style-name="P5">Given <text:span text:style-name="T2">I access the user url '/api/v1/users/2/'</text:span></text:p>
      <text:p text:style-name="P5">When <text:span text:style-name="T2">I retrieve the user JSON result</text:span></text:p>
      <text:p text:style-name="P5">Then <text:span text:style-name="T2">I should get the '200' response</text:span></text:p>
      <text:p text:style-name="P5">And <text:span text:style-name="T2">it should have a user field 'status' containing 'ok'</text:span></text:p>
      <text:p text:style-name="P5">And<text:span text:style-name="T2"> it should have a user field 'message' containing 'No entries found'</text:span></text:p>
      <text:p text:style-name="P5">And<text:span text:style-name="T2"> it should have a user field 'count' containing '0'</text:span></text:p>
      <text:p text:style-name="P5">And<text:span text:style-name="T2"> it should have an empty field 'entries'</text:span></text:p>
      <text:p text:style-name="P1"/>
      <text:p text:style-name="P7">Scenario: Update User</text:p>
      <text:p text:style-name="P7"/>
      <text:p text:style-name="P7">Scenario: Delete User</text:p>
      <text:p text:style-name="P1"/>
      <text:p text:style-name="P1">Scenario: Create Customer</text:p>
      <text:p text:style-name="P1"/>
      <text:p text:style-name="P1">Scenario: Get Customer</text:p>
      <text:p text:style-name="P4"><text:bookmark-start text:name="__DdeLink__1322_735367129"/>Given <text:span text:style-name="T3">customer</text:span><text:span text:style-name="T2"> id '1' is in the system</text:span></text:p>
      <text:p text:style-name="P4">When <text:span text:style-name="T2">I retrieve the </text:span><text:span text:style-name="T3">customer id</text:span><text:span text:style-name="T2"> '1'</text:span></text:p>
      <text:p text:style-name="P4">Then <text:span text:style-name="T2">I get the '200' response</text:span></text:p>
      <text:p text:style-name="P4">And <text:span text:style-name="T2">the following user details are shown:</text:span></text:p>
      <text:p text:style-name="P4"><text:span text:style-name="T2">| id | </text:span><text:span text:style-name="T3">first_name</text:span><text:span text:style-name="T2"> | </text:span><text:span text:style-name="T3">last_name</text:span><text:span text:style-name="T2"> | </text:span><text:span text:style-name="T3">address</text:span><text:span text:style-name="T2"> | </text:span><text:span text:style-name="T3">city | state | postal_code | country | phone | email | user_id | billing_address | shipping_address | date_created |</text:span></text:p>
      <text:p text:style-name="P4"><text:span text:style-name="T2">| 1 | </text:span><text:span text:style-name="T3">first1</text:span><text:span text:style-name="T2"> | </text:span><text:span text:style-name="T3">last1</text:span><text:span text:style-name="T2"> | </text:span><text:span text:style-name="T3">address1 | city1 | state1 | postalcode1 | country1 | phone1 | test@estore.com | 1 | baddress1 | saddress1 | </text:span><text:span text:style-name="T6">2016-03-11 11:49:17 </text:span><text:span text:style-name="T7">| </text:span><text:span text:style-name="T3"><text:s text:c="2"/></text:span><text:bookmark-end text:name="__DdeLink__1322_735367129"/></text:p>
      <text:p text:style-name="P2"/>
      <text:p text:style-name="P1">Scenario: Get Customer not in <text:span text:style-name="T8">the</text:span> Database</text:p>
      <text:p text:style-name="P6"><text:bookmark-start text:name="__DdeLink__1324_735367129"/>Given <text:span text:style-name="T2">I access the user url '/api/v1/</text:span><text:span text:style-name="T4">customer</text:span><text:span text:style-name="T2">/2/'</text:span></text:p>
      <text:p text:style-name="P6">When <text:span text:style-name="T2">I retrieve the user JSON result</text:span></text:p>
      <text:p text:style-name="P6">Then <text:span text:style-name="T2">I should get the '200' response</text:span></text:p>
      <text:p text:style-name="P6">And <text:span text:style-name="T2">it should have a </text:span><text:span text:style-name="T5">customer</text:span><text:span text:style-name="T2"> field 'status' containing 'ok'</text:span></text:p>
      <text:p text:style-name="P6">And<text:span text:style-name="T2"> it should have a </text:span><text:span text:style-name="T5">customer </text:span><text:span text:style-name="T2">field 'message' containing 'No entries found'</text:span></text:p>
      <text:p text:style-name="P6">And<text:span text:style-name="T2"> it should have a </text:span><text:span text:style-name="T5">customer</text:span><text:span text:style-name="T2"> field 'count' containing '0'</text:span></text:p>
      <text:p text:style-name="P6">And<text:span text:style-name="T2"> it should have an empty field 'entries'</text:span><text:bookmark-end text:name="__DdeLink__1324_735367129"/></text:p>
      <text:p text:style-name="P1"/>
      <text:p text:style-name="P7">Scenario: Update Customer</text:p>
      <text:p text:style-name="P7"/>
      <text:p text:style-name="P7">Scenario: Delete Customer</text:p>
      <text:p text:style-name="P8"><text:soft-page-break/>Use Cases</text:p>
      <text:p text:style-name="P11"><text:span text:style-name="T9">N</text:span>ame: Sign up</text:p>
      <text:p text:style-name="P12">Actor: <text:span text:style-name="T9">Customer</text:span></text:p>
      <text:p text:style-name="P12">Pre-Condition: <text:span text:style-name="T9">Customer</text:span> hasn't signed up</text:p>
      <text:p text:style-name="P12">Post-Condition: The <text:span text:style-name="T9">custome</text:span>r's account will be recorded in the database</text:p>
      <text:p text:style-name="P12">Main Course:</text:p>
      <text:p text:style-name="P12">1. the <text:span text:style-name="T9">customer</text:span> clicks the sign up button</text:p>
      <text:p text:style-name="P12">2. The <text:span text:style-name="T9">customer</text:span> will be redirected to the signup page</text:p>
      <text:p text:style-name="P12">3. The <text:span text:style-name="T9">customer</text:span> fills up the signup form</text:p>
      <text:p text:style-name="P12">4. The <text:span text:style-name="T9">customer</text:span> clicks the submit button</text:p>
      <text:p text:style-name="P12">Exception: If the <text:span text:style-name="T9">customer</text:span> has an invalid entry. Go back to 3</text:p>
      <text:p text:style-name="P12">5. A prompt will show that the <text:span text:style-name="T9">customer</text:span> is successful in signing up</text:p>
      <text:p text:style-name="P9">6. Exit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9:08:35.692722336</meta:creation-date>
    <dc:date>2016-03-18T19:30:39.756328296</dc:date>
    <meta:editing-duration>PT19M58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50" meta:word-count="378" meta:character-count="2091" meta:non-whitespace-character-count="1759"/>
  </office:meta>
</office:document-meta>
</file>